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6857f" officeooo:paragraph-rsid="0016857f" style:font-size-asian="10.5pt"/>
    </style:style>
    <style:style style:name="P2" style:family="paragraph" style:parent-style-name="Standard">
      <style:text-properties fo:language="en" fo:country="GB" officeooo:rsid="0016857f" officeooo:paragraph-rsid="0019ff4f" style:font-size-asian="10.5pt"/>
    </style:style>
    <style:style style:name="T1" style:family="text">
      <style:text-properties officeooo:rsid="0017b992"/>
    </style:style>
    <style:style style:name="T2" style:family="text">
      <style:text-properties officeooo:rsid="0019ff4f"/>
    </style:style>
    <style:style style:name="T3" style:family="text">
      <style:text-properties officeooo:rsid="001a3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(PAGINA 32 LIBRO )</text:span></text:p>
      <text:p text:style-name="P2"/>
      <text:p text:style-name="P2">Hi Angela, </text:p>
      <text:p text:style-name="P1"/>
      <text:p text:style-name="P1">I’m Kevin and <text:span text:style-name="T3">I</text:span> will try to fix your’s problem with tips.</text:p>
      <text:p text:style-name="P1"/>
      <text:p text:style-name="P1">First of all it is very important to test eye sight, <text:span text:style-name="T1">maybe you should take glasses in front of your compu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9:36:45.652690665</meta:creation-date>
    <dc:date>2020-01-16T09:48:15.076548581</dc:date>
    <meta:editing-duration>PT11M2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9" meta:character-count="195" meta:non-whitespace-character-count="159"/>
  </office:meta>
</office:document-meta>
</file>